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11.89pt" svg:y="83.4pt">
            <loext:p draw:notify-on-update-of-ranges="Sheet1.B5:Sheet1.B23 Sheet1.C4:Sheet1.C4 Sheet1.C5:Sheet1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Buffer Size</text:p>
          </table:table-cell>
          <table:table-cell office:value-type="string" calcext:value-type="string">
            <text:p>Throughput (MB/s)</text:p>
          </table:table-cell>
          <table:table-cell table:number-columns-repeated="11"/>
        </table:table-row>
        <table:table-row table:style-name="ro1">
          <table:table-cell/>
          <table:table-cell table:formula="of:=2^([.E13]-1)" office:value-type="float" office:value="1" calcext:value-type="float">
            <text:p>1</text:p>
          </table:table-cell>
          <table:table-cell table:formula="of:=(930280/[.G13])/1000000" office:value-type="float" office:value="0.141522623264854" calcext:value-type="float">
            <text:p>0.1415226233</text:p>
          </table:table-cell>
          <table:table-cell table:number-columns-repeated="11"/>
        </table:table-row>
        <table:table-row table:style-name="ro1">
          <table:table-cell/>
          <table:table-cell table:formula="of:=2^([.E14]-1)" office:value-type="float" office:value="2" calcext:value-type="float">
            <text:p>2</text:p>
          </table:table-cell>
          <table:table-cell table:formula="of:=(930280/[.G14])/1000000" office:value-type="float" office:value="0.286584430395423" calcext:value-type="float">
            <text:p>0.2865844304</text:p>
          </table:table-cell>
          <table:table-cell table:number-columns-repeated="11"/>
        </table:table-row>
        <table:table-row table:style-name="ro1">
          <table:table-cell/>
          <table:table-cell table:formula="of:=2^([.E15]-1)" office:value-type="float" office:value="4" calcext:value-type="float">
            <text:p>4</text:p>
          </table:table-cell>
          <table:table-cell table:formula="of:=(930280/[.G15])/1000000" office:value-type="float" office:value="0.572031879026461" calcext:value-type="float">
            <text:p>0.572031879</text:p>
          </table:table-cell>
          <table:table-cell table:number-columns-repeated="11"/>
        </table:table-row>
        <table:table-row table:style-name="ro1">
          <table:table-cell/>
          <table:table-cell table:formula="of:=2^([.E16]-1)" office:value-type="float" office:value="8" calcext:value-type="float">
            <text:p>8</text:p>
          </table:table-cell>
          <table:table-cell table:formula="of:=(930280/[.G16])/1000000" office:value-type="float" office:value="1.15037276935043" calcext:value-type="float">
            <text:p>1.1503727694</text:p>
          </table:table-cell>
          <table:table-cell table:number-columns-repeated="11"/>
        </table:table-row>
        <table:table-row table:style-name="ro1">
          <table:table-cell/>
          <table:table-cell table:formula="of:=2^([.E17]-1)" office:value-type="float" office:value="16" calcext:value-type="float">
            <text:p>16</text:p>
          </table:table-cell>
          <table:table-cell table:formula="of:=(930280/[.G17])/1000000" office:value-type="float" office:value="2.28515001301898" calcext:value-type="float">
            <text:p>2.285150013</text:p>
          </table:table-cell>
          <table:table-cell table:number-columns-repeated="11"/>
        </table:table-row>
        <table:table-row table:style-name="ro1">
          <table:table-cell/>
          <table:table-cell table:formula="of:=2^([.E18]-1)" office:value-type="float" office:value="32" calcext:value-type="float">
            <text:p>32</text:p>
          </table:table-cell>
          <table:table-cell table:formula="of:=(930280/[.G18])/1000000" office:value-type="float" office:value="4.57389534340599" calcext:value-type="float">
            <text:p>4.5738953434</text:p>
          </table:table-cell>
          <table:table-cell table:number-columns-repeated="11"/>
        </table:table-row>
        <table:table-row table:style-name="ro1">
          <table:table-cell/>
          <table:table-cell table:formula="of:=2^([.E19]-1)" office:value-type="float" office:value="64" calcext:value-type="float">
            <text:p>64</text:p>
          </table:table-cell>
          <table:table-cell table:formula="of:=(930280/[.G19])/1000000" office:value-type="float" office:value="9.1977615629511" calcext:value-type="float">
            <text:p>9.197761563</text:p>
          </table:table-cell>
          <table:table-cell table:number-columns-repeated="10"/>
          <table:table-cell office:value-type="float" office:value="153240" calcext:value-type="float">
            <text:p>153240</text:p>
          </table:table-cell>
        </table:table-row>
        <table:table-row table:style-name="ro1">
          <table:table-cell/>
          <table:table-cell table:formula="of:=2^([.E20]-1)" office:value-type="float" office:value="128" calcext:value-type="float">
            <text:p>128</text:p>
          </table:table-cell>
          <table:table-cell table:formula="of:=(930280/[.G20])/1000000" office:value-type="float" office:value="18.5963018490755" calcext:value-type="float">
            <text:p>18.5963018491</text:p>
          </table:table-cell>
          <table:table-cell/>
          <table:table-cell office:value-type="string" calcext:value-type="string">
            <text:p>Test number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oughput (MB/s)</text:p>
          </table:table-cell>
          <table:table-cell table:number-columns-repeated="5"/>
          <table:table-cell office:value-type="float" office:value="766204" calcext:value-type="float">
            <text:p>766204</text:p>
          </table:table-cell>
        </table:table-row>
        <table:table-row table:style-name="ro1">
          <table:table-cell/>
          <table:table-cell table:formula="of:=2^([.E21]-1)" office:value-type="float" office:value="256" calcext:value-type="float">
            <text:p>256</text:p>
          </table:table-cell>
          <table:table-cell table:formula="of:=(930280/[.G21])/1000000" office:value-type="float" office:value="35.6319901945764" calcext:value-type="float">
            <text:p>35.6319901946</text:p>
          </table:table-cell>
          <table:table-cell/>
          <table:table-cell office:value-type="float" office:value="1" calcext:value-type="float">
            <text:p>1</text:p>
          </table:table-cell>
          <table:table-cell table:formula="of:=2^([.E13]-1)" office:value-type="float" office:value="1" calcext:value-type="float">
            <text:p>1</text:p>
          </table:table-cell>
          <table:table-cell office:value-type="float" office:value="6.573366" calcext:value-type="float">
            <text:p>6.573366</text:p>
          </table:table-cell>
          <table:table-cell table:formula="of:=(930280/[.G13])/1000000" office:value-type="float" office:value="0.141522623264854" calcext:value-type="float">
            <text:p>0.1415226233</text:p>
          </table:table-cell>
          <table:table-cell table:number-columns-repeated="5"/>
          <table:table-cell office:value-type="float" office:value="10836" calcext:value-type="float">
            <text:p>10836</text:p>
          </table:table-cell>
        </table:table-row>
        <table:table-row table:style-name="ro1">
          <table:table-cell/>
          <table:table-cell table:formula="of:=2^([.E22]-1)" office:value-type="float" office:value="512" calcext:value-type="float">
            <text:p>512</text:p>
          </table:table-cell>
          <table:table-cell table:formula="of:=(930280/[.G22])/1000000" office:value-type="float" office:value="66.6915191053122" calcext:value-type="float">
            <text:p>66.6915191053</text:p>
          </table:table-cell>
          <table:table-cell/>
          <table:table-cell office:value-type="float" office:value="2" calcext:value-type="float">
            <text:p>2</text:p>
          </table:table-cell>
          <table:table-cell table:formula="of:=2^([.E14]-1)" office:value-type="float" office:value="2" calcext:value-type="float">
            <text:p>2</text:p>
          </table:table-cell>
          <table:table-cell office:value-type="float" office:value="3.246094" calcext:value-type="float">
            <text:p>3.246094</text:p>
          </table:table-cell>
          <table:table-cell table:formula="of:=(930280/[.G14])/1000000" office:value-type="float" office:value="0.286584430395423" calcext:value-type="float">
            <text:p>0.2865844304</text:p>
          </table:table-cell>
          <table:table-cell table:number-columns-repeated="5"/>
          <table:table-cell table:formula="of:=SUM([.N11:.N13])" office:value-type="float" office:value="930280" calcext:value-type="float">
            <text:p>930280</text:p>
          </table:table-cell>
        </table:table-row>
        <table:table-row table:style-name="ro1">
          <table:table-cell/>
          <table:table-cell table:formula="of:=2^([.E23]-1)" office:value-type="float" office:value="1024" calcext:value-type="float">
            <text:p>1024</text:p>
          </table:table-cell>
          <table:table-cell table:formula="of:=(930280/[.G23])/1000000" office:value-type="float" office:value="138.744220730798" calcext:value-type="float">
            <text:p>138.7442207308</text:p>
          </table:table-cell>
          <table:table-cell/>
          <table:table-cell office:value-type="float" office:value="3" calcext:value-type="float">
            <text:p>3</text:p>
          </table:table-cell>
          <table:table-cell table:formula="of:=2^([.E15]-1)" office:value-type="float" office:value="4" calcext:value-type="float">
            <text:p>4</text:p>
          </table:table-cell>
          <table:table-cell office:value-type="float" office:value="1.626273" calcext:value-type="float">
            <text:p>1.626273</text:p>
          </table:table-cell>
          <table:table-cell table:formula="of:=(930280/[.G15])/1000000" office:value-type="float" office:value="0.572031879026461" calcext:value-type="float">
            <text:p>0.572031879</text:p>
          </table:table-cell>
          <table:table-cell table:number-columns-repeated="6"/>
        </table:table-row>
        <table:table-row table:style-name="ro1">
          <table:table-cell/>
          <table:table-cell table:formula="of:=2^([.E24]-1)" office:value-type="float" office:value="2048" calcext:value-type="float">
            <text:p>2048</text:p>
          </table:table-cell>
          <table:table-cell table:formula="of:=(930280/[.G24])/1000000" office:value-type="float" office:value="244.103909734978" calcext:value-type="float">
            <text:p>244.103909735</text:p>
          </table:table-cell>
          <table:table-cell/>
          <table:table-cell office:value-type="float" office:value="4" calcext:value-type="float">
            <text:p>4</text:p>
          </table:table-cell>
          <table:table-cell table:formula="of:=2^([.E16]-1)" office:value-type="float" office:value="8" calcext:value-type="float">
            <text:p>8</text:p>
          </table:table-cell>
          <table:table-cell office:value-type="float" office:value="0.808677" calcext:value-type="float">
            <text:p>0.808677</text:p>
          </table:table-cell>
          <table:table-cell table:formula="of:=(930280/[.G16])/1000000" office:value-type="float" office:value="1.15037276935043" calcext:value-type="float">
            <text:p>1.1503727694</text:p>
          </table:table-cell>
          <table:table-cell table:number-columns-repeated="6"/>
        </table:table-row>
        <table:table-row table:style-name="ro1">
          <table:table-cell/>
          <table:table-cell table:formula="of:=2^([.E25]-1)" office:value-type="float" office:value="4096" calcext:value-type="float">
            <text:p>4096</text:p>
          </table:table-cell>
          <table:table-cell table:formula="of:=(930280/[.G25])/1000000" office:value-type="float" office:value="380.327064595258" calcext:value-type="float">
            <text:p>380.3270645953</text:p>
          </table:table-cell>
          <table:table-cell/>
          <table:table-cell office:value-type="float" office:value="5" calcext:value-type="float">
            <text:p>5</text:p>
          </table:table-cell>
          <table:table-cell table:formula="of:=2^([.E17]-1)" office:value-type="float" office:value="16" calcext:value-type="float">
            <text:p>16</text:p>
          </table:table-cell>
          <table:table-cell office:value-type="float" office:value="0.407098" calcext:value-type="float">
            <text:p>0.407098</text:p>
          </table:table-cell>
          <table:table-cell table:formula="of:=(930280/[.G17])/1000000" office:value-type="float" office:value="2.28515001301898" calcext:value-type="float">
            <text:p>2.285150013</text:p>
          </table:table-cell>
          <table:table-cell table:number-columns-repeated="6"/>
        </table:table-row>
        <table:table-row table:style-name="ro1">
          <table:table-cell/>
          <table:table-cell table:formula="of:=2^([.E26]-1)" office:value-type="float" office:value="8192" calcext:value-type="float">
            <text:p>8192</text:p>
          </table:table-cell>
          <table:table-cell table:formula="of:=(930280/[.G26])/1000000" office:value-type="float" office:value="572.48" calcext:value-type="float">
            <text:p>572.48</text:p>
          </table:table-cell>
          <table:table-cell/>
          <table:table-cell office:value-type="float" office:value="6" calcext:value-type="float">
            <text:p>6</text:p>
          </table:table-cell>
          <table:table-cell table:formula="of:=2^([.E18]-1)" office:value-type="float" office:value="32" calcext:value-type="float">
            <text:p>32</text:p>
          </table:table-cell>
          <table:table-cell office:value-type="float" office:value="0.203389" calcext:value-type="float">
            <text:p>0.203389</text:p>
          </table:table-cell>
          <table:table-cell table:formula="of:=(930280/[.G18])/1000000" office:value-type="float" office:value="4.57389534340599" calcext:value-type="float">
            <text:p>4.5738953434</text:p>
          </table:table-cell>
          <table:table-cell table:number-columns-repeated="6"/>
        </table:table-row>
        <table:table-row table:style-name="ro1">
          <table:table-cell/>
          <table:table-cell table:formula="of:=2^([.E27]-1)" office:value-type="float" office:value="16384" calcext:value-type="float">
            <text:p>16384</text:p>
          </table:table-cell>
          <table:table-cell table:formula="of:=(930280/[.G27])/1000000" office:value-type="float" office:value="746.014434643144" calcext:value-type="float">
            <text:p>746.0144346431</text:p>
          </table:table-cell>
          <table:table-cell/>
          <table:table-cell office:value-type="float" office:value="7" calcext:value-type="float">
            <text:p>7</text:p>
          </table:table-cell>
          <table:table-cell table:formula="of:=2^([.E19]-1)" office:value-type="float" office:value="64" calcext:value-type="float">
            <text:p>64</text:p>
          </table:table-cell>
          <table:table-cell office:value-type="float" office:value="0.101142" calcext:value-type="float">
            <text:p>0.101142</text:p>
          </table:table-cell>
          <table:table-cell table:formula="of:=(930280/[.G19])/1000000" office:value-type="float" office:value="9.1977615629511" calcext:value-type="float">
            <text:p>9.197761563</text:p>
          </table:table-cell>
          <table:table-cell table:number-columns-repeated="6"/>
        </table:table-row>
        <table:table-row table:style-name="ro1">
          <table:table-cell/>
          <table:table-cell table:formula="of:=2^([.E28]-1)" office:value-type="float" office:value="32768" calcext:value-type="float">
            <text:p>32768</text:p>
          </table:table-cell>
          <table:table-cell table:formula="of:=(930280/[.G28])/1000000" office:value-type="float" office:value="815.319894829097" calcext:value-type="float">
            <text:p>815.3198948291</text:p>
          </table:table-cell>
          <table:table-cell/>
          <table:table-cell office:value-type="float" office:value="8" calcext:value-type="float">
            <text:p>8</text:p>
          </table:table-cell>
          <table:table-cell table:formula="of:=2^([.E20]-1)" office:value-type="float" office:value="128" calcext:value-type="float">
            <text:p>128</text:p>
          </table:table-cell>
          <table:table-cell office:value-type="float" office:value="0.050025" calcext:value-type="float">
            <text:p>0.050025</text:p>
          </table:table-cell>
          <table:table-cell table:formula="of:=(930280/[.G20])/1000000" office:value-type="float" office:value="18.5963018490755" calcext:value-type="float">
            <text:p>18.5963018491</text:p>
          </table:table-cell>
          <table:table-cell table:number-columns-repeated="6"/>
        </table:table-row>
        <table:table-row table:style-name="ro1">
          <table:table-cell/>
          <table:table-cell table:formula="of:=2^([.E29]-1)" office:value-type="float" office:value="65536" calcext:value-type="float">
            <text:p>65536</text:p>
          </table:table-cell>
          <table:table-cell table:formula="of:=(930280/[.G29])/1000000" office:value-type="float" office:value="863.769730733519" calcext:value-type="float">
            <text:p>863.7697307335</text:p>
          </table:table-cell>
          <table:table-cell/>
          <table:table-cell office:value-type="float" office:value="9" calcext:value-type="float">
            <text:p>9</text:p>
          </table:table-cell>
          <table:table-cell table:formula="of:=2^([.E21]-1)" office:value-type="float" office:value="256" calcext:value-type="float">
            <text:p>256</text:p>
          </table:table-cell>
          <table:table-cell office:value-type="float" office:value="0.026108" calcext:value-type="float">
            <text:p>0.026108</text:p>
          </table:table-cell>
          <table:table-cell table:formula="of:=(930280/[.G21])/1000000" office:value-type="float" office:value="35.6319901945764" calcext:value-type="float">
            <text:p>35.6319901946</text:p>
          </table:table-cell>
          <table:table-cell table:number-columns-repeated="6"/>
        </table:table-row>
        <table:table-row table:style-name="ro1">
          <table:table-cell/>
          <table:table-cell table:formula="of:=2^([.E30]-1)" office:value-type="float" office:value="131072" calcext:value-type="float">
            <text:p>131072</text:p>
          </table:table-cell>
          <table:table-cell table:formula="of:=(930280/[.G30])/1000000" office:value-type="float" office:value="722.828282828283" calcext:value-type="float">
            <text:p>722.828282828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^([.E22]-1)" office:value-type="float" office:value="512" calcext:value-type="float">
            <text:p>512</text:p>
          </table:table-cell>
          <table:table-cell office:value-type="float" office:value="0.013949" calcext:value-type="float">
            <text:p>0.013949</text:p>
          </table:table-cell>
          <table:table-cell table:formula="of:=(930280/[.G22])/1000000" office:value-type="float" office:value="66.6915191053122" calcext:value-type="float">
            <text:p>66.6915191053</text:p>
          </table:table-cell>
          <table:table-cell table:number-columns-repeated="6"/>
        </table:table-row>
        <table:table-row table:style-name="ro1">
          <table:table-cell/>
          <table:table-cell table:formula="of:=2^([.E31]-1)" office:value-type="float" office:value="262144" calcext:value-type="float">
            <text:p>262144</text:p>
          </table:table-cell>
          <table:table-cell table:formula="of:=(930280/[.G31])/1000000" office:value-type="float" office:value="760.032679738562" calcext:value-type="float">
            <text:p>760.032679738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^([.E23]-1)" office:value-type="float" office:value="1024" calcext:value-type="float">
            <text:p>1024</text:p>
          </table:table-cell>
          <table:table-cell office:value-type="float" office:value="0.006705" calcext:value-type="float">
            <text:p>0.006705</text:p>
          </table:table-cell>
          <table:table-cell table:formula="of:=(930280/[.G23])/1000000" office:value-type="float" office:value="138.744220730798" calcext:value-type="float">
            <text:p>138.74422073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2^([.E24]-1)" office:value-type="float" office:value="2048" calcext:value-type="float">
            <text:p>2048</text:p>
          </table:table-cell>
          <table:table-cell office:value-type="float" office:value="0.003811" calcext:value-type="float">
            <text:p>0.003811</text:p>
          </table:table-cell>
          <table:table-cell table:formula="of:=(930280/[.G24])/1000000" office:value-type="float" office:value="244.103909734978" calcext:value-type="float">
            <text:p>244.1039097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2^([.E25]-1)" office:value-type="float" office:value="4096" calcext:value-type="float">
            <text:p>4096</text:p>
          </table:table-cell>
          <table:table-cell office:value-type="float" office:value="0.002446" calcext:value-type="float">
            <text:p>0.002446</text:p>
          </table:table-cell>
          <table:table-cell table:formula="of:=(930280/[.G25])/1000000" office:value-type="float" office:value="380.327064595258" calcext:value-type="float">
            <text:p>380.32706459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2^([.E26]-1)" office:value-type="float" office:value="8192" calcext:value-type="float">
            <text:p>8192</text:p>
          </table:table-cell>
          <table:table-cell office:value-type="float" office:value="0.001625" calcext:value-type="float">
            <text:p>0.001625</text:p>
          </table:table-cell>
          <table:table-cell table:formula="of:=(930280/[.G26])/1000000" office:value-type="float" office:value="572.48" calcext:value-type="float">
            <text:p>572.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2^([.E27]-1)" office:value-type="float" office:value="16384" calcext:value-type="float">
            <text:p>16384</text:p>
          </table:table-cell>
          <table:table-cell office:value-type="float" office:value="0.001247" calcext:value-type="float">
            <text:p>0.001247</text:p>
          </table:table-cell>
          <table:table-cell table:formula="of:=(930280/[.G27])/1000000" office:value-type="float" office:value="746.014434643144" calcext:value-type="float">
            <text:p>746.01443464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2^([.E28]-1)" office:value-type="float" office:value="32768" calcext:value-type="float">
            <text:p>32768</text:p>
          </table:table-cell>
          <table:table-cell office:value-type="float" office:value="0.001141" calcext:value-type="float">
            <text:p>0.001141</text:p>
          </table:table-cell>
          <table:table-cell table:formula="of:=(930280/[.G28])/1000000" office:value-type="float" office:value="815.319894829097" calcext:value-type="float">
            <text:p>815.3198948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2^([.E29]-1)" office:value-type="float" office:value="65536" calcext:value-type="float">
            <text:p>65536</text:p>
          </table:table-cell>
          <table:table-cell office:value-type="float" office:value="0.001077" calcext:value-type="float">
            <text:p>0.001077</text:p>
          </table:table-cell>
          <table:table-cell table:formula="of:=(930280/[.G29])/1000000" office:value-type="float" office:value="863.769730733519" calcext:value-type="float">
            <text:p>863.76973073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2^([.E30]-1)" office:value-type="float" office:value="131072" calcext:value-type="float">
            <text:p>131072</text:p>
          </table:table-cell>
          <table:table-cell office:value-type="float" office:value="0.001287" calcext:value-type="float">
            <text:p>0.001287</text:p>
          </table:table-cell>
          <table:table-cell table:formula="of:=(930280/[.G30])/1000000" office:value-type="float" office:value="722.828282828283" calcext:value-type="float">
            <text:p>722.82828282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2^([.E31]-1)" office:value-type="float" office:value="262144" calcext:value-type="float">
            <text:p>262144</text:p>
          </table:table-cell>
          <table:table-cell office:value-type="float" office:value="0.001224" calcext:value-type="float">
            <text:p>0.001224</text:p>
          </table:table-cell>
          <table:table-cell table:formula="of:=(930280/[.G31])/1000000" office:value-type="float" office:value="760.032679738562" calcext:value-type="float">
            <text:p>760.03267973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00:50:50.302407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0:12:52.710497965</meta:creation-date>
    <dc:date>2017-09-25T01:26:43.011924056</dc:date>
    <meta:editing-duration>PT31M32S</meta:editing-duration>
    <meta:editing-cycles>3</meta:editing-cycles>
    <meta:generator>LibreOffice/5.1.4.2$Linux_X86_64 LibreOffice_project/10m0$Build-2</meta:generator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Buffer Size vs Throughput </text:p>
        </chart:title>
        <chart:plot-area chart:style-name="ch3" table:cell-range-address="Sheet1.B5:Sheet1.C23 Sheet1.C4:Sheet1.C4" chart:data-source-has-labels="row" svg:x="1.331cm" svg:y="1.275cm" svg:width="14.349cm" svg:height="6.564cm">
          <chartooo:coordinate-region svg:x="2.058cm" svg:y="1.475cm" svg:width="12.707cm" svg:height="5.717cm"/>
          <chart:axis chart:dimension="x" chart:name="primary-x" chart:style-name="ch4">
            <chart:title svg:x="7.707cm" svg:y="8.019cm" chart:style-name="ch5">
              <text:p>Buffer size</text:p>
            </chart:title>
          </chart:axis>
          <chart:axis chart:dimension="y" chart:name="primary-y" chart:style-name="ch4">
            <chart:title svg:x="0.451cm" svg:y="5.95cm" chart:style-name="ch6">
              <text:p>Throughput (MB/s)</text:p>
            </chart:title>
            <chart:grid chart:style-name="ch7" chart:class="major"/>
          </chart:axis>
          <chart:series chart:style-name="ch8" chart:values-cell-range-address="Sheet1.C5:Sheet1.C23" chart:label-cell-address="Sheet1.C4:Sheet1.C4" chart:class="chart:scatter">
            <chart:domain table:cell-range-address="Sheet1.B5:Sheet1.B23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ughput (MB/s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23</svg:desc>
                </draw:g>
              </table:table-cell>
              <table:table-cell office:value-type="float" office:value="0.141522623264854">
                <text:p>0.141522623264854</text:p>
                <draw:g>
                  <svg:desc>Sheet1.C5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6584430395423">
                <text:p>0.286584430395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72031879026461">
                <text:p>0.572031879026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15037276935043">
                <text:p>1.15037276935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8515001301898">
                <text:p>2.28515001301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7389534340599">
                <text:p>4.57389534340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.1977615629511">
                <text:p>9.197761562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8.5963018490755">
                <text:p>18.5963018490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5.6319901945764">
                <text:p>35.631990194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6.6915191053122">
                <text:p>66.6915191053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38.744220730798">
                <text:p>138.744220730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44.103909734978">
                <text:p>244.103909734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380.327064595258">
                <text:p>380.327064595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572.48">
                <text:p>572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746.014434643144">
                <text:p>746.014434643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15.319894829097">
                <text:p>815.319894829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863.769730733519">
                <text:p>863.769730733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722.828282828283">
                <text:p>722.828282828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760.032679738562">
                <text:p>760.032679738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